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12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Bezeichnung</text:p>
          </table:table-cell>
          <table:table-cell table:style-name="ce1" office:value-type="string" calcext:value-type="string">
            <text:p>Lieferant</text:p>
          </table:table-cell>
          <table:table-cell table:style-name="ce1" office:value-type="string" calcext:value-type="string">
            <text:p>PN</text:p>
          </table:table-cell>
          <table:table-cell/>
        </table:table-row>
        <table:table-row table:style-name="ro1">
          <table:table-cell office:value-type="string" calcext:value-type="string">
            <text:p>J5-A</text:p>
          </table:table-cell>
          <table:table-cell office:value-type="string" calcext:value-type="string">
            <text:p>JOY-IT Mosfet Modul</text:p>
          </table:table-cell>
          <table:table-cell office:value-type="string" calcext:value-type="string">
            <text:p>Pollin</text:p>
          </table:table-cell>
          <table:table-cell office:value-type="float" office:value="811118" calcext:value-type="float">
            <text:p>811118</text:p>
          </table:table-cell>
          <table:table-cell office:value-type="float" office:value="3.99" calcext:value-type="float">
            <text:p>3,99</text:p>
          </table:table-cell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DEGSON Klemmleiste, DG127-5.08-02P-14-00AH, RM 5,08 2 polig grün</text:p>
          </table:table-cell>
          <table:table-cell office:value-type="string" calcext:value-type="string">
            <text:p>Pollin</text:p>
          </table:table-cell>
          <table:table-cell office:value-type="float" office:value="453084" calcext:value-type="float">
            <text:p>453084</text:p>
          </table:table-cell>
          <table:table-cell office:value-type="float" office:value="0.32" calcext:value-type="float">
            <text:p>0,32</text:p>
          </table:table-cell>
        </table:table-row>
        <table:table-row table:style-name="ro2">
          <table:table-cell office:value-type="string" calcext:value-type="string">
            <text:p>J2</text:p>
          </table:table-cell>
          <table:table-cell office:value-type="string" calcext:value-type="string">
            <text:p>DEGSON Klemmleiste, DG127-5.08-02P-14-00AH, RM 5,08 2 polig grün</text:p>
          </table:table-cell>
          <table:table-cell office:value-type="string" calcext:value-type="string">
            <text:p>Pollin</text:p>
          </table:table-cell>
          <table:table-cell office:value-type="float" office:value="453084" calcext:value-type="float">
            <text:p>453084</text:p>
          </table:table-cell>
          <table:table-cell office:value-type="float" office:value="0.32" calcext:value-type="float">
            <text:p>0,32</text:p>
          </table:table-cell>
        </table:table-row>
        <table:table-row table:style-name="ro2">
          <table:table-cell office:value-type="string" calcext:value-type="string">
            <text:p>J3-A</text:p>
          </table:table-cell>
          <table:table-cell office:value-type="string" calcext:value-type="string">
            <text:p>DEGSON Klemmleiste, DG127-5.08-04P-14-00AH, RM 5,08 4 polig grün</text:p>
          </table:table-cell>
          <table:table-cell office:value-type="string" calcext:value-type="string">
            <text:p>Pollin</text:p>
          </table:table-cell>
          <table:table-cell office:value-type="float" office:value="453086" calcext:value-type="float">
            <text:p>453086</text:p>
          </table:table-cell>
          <table:table-cell office:value-type="float" office:value="0.64" calcext:value-type="float">
            <text:p>0,64</text:p>
          </table:table-cell>
        </table:table-row>
        <table:table-row table:style-name="ro2">
          <table:table-cell office:value-type="string" calcext:value-type="string">
            <text:p>J3-B</text:p>
          </table:table-cell>
          <table:table-cell office:value-type="string" calcext:value-type="string">
            <text:p>DEGSON Klemmleiste, DG127-5.08-04P-14-00AH, RM 5,08 4 polig grün</text:p>
          </table:table-cell>
          <table:table-cell office:value-type="string" calcext:value-type="string">
            <text:p>Pollin</text:p>
          </table:table-cell>
          <table:table-cell office:value-type="float" office:value="453086" calcext:value-type="float">
            <text:p>453086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/>
          <table:table-cell office:value-type="string" calcext:value-type="string">
            <text:p>Hutschienengehäuse, 4 TE</text:p>
          </table:table-cell>
          <table:table-cell office:value-type="string" calcext:value-type="string">
            <text:p>Pollin</text:p>
          </table:table-cell>
          <table:table-cell office:value-type="float" office:value="460182" calcext:value-type="float">
            <text:p>460182</text:p>
          </table:table-cell>
          <table:table-cell office:value-type="float" office:value="4.99" calcext:value-type="float">
            <text:p>4,99</text:p>
          </table:table-cell>
        </table:table-row>
        <table:table-row table:style-name="ro3">
          <table:table-cell/>
          <table:table-cell office:value-type="string" calcext:value-type="string">
            <text:p>Streifenraster-Platine 160 x 100 mm, RM 2,54</text:p>
          </table:table-cell>
          <table:table-cell office:value-type="string" calcext:value-type="string">
            <text:p>Pollin</text:p>
          </table:table-cell>
          <table:table-cell office:value-type="float" office:value="440261" calcext:value-type="float">
            <text:p>440261</text:p>
          </table:table-cell>
          <table:table-cell office:value-type="float" office:value="1.89" calcext:value-type="float">
            <text:p>1,89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amazon.de/PE-HD-Zuschnitte-SCHWARZ-VERSCHIEDENE-Qualität/dp/B0B2WBN1RR/ref=d_pd_sbs_sccl_2_1/259-7336599-5346123?pd_rd_w=llYf6&amp;content-id=amzn1.sym.6023e427-25bb-42e7-aaa9-a6e0a8bdcb7b&amp;pf_rd_p=6023e427-25bb-42e7-aaa9-a6e0a8bdcb7b&amp;pf_rd_r=FJ9M0XPCDJK90NWQK479&amp;pd_rd_wg=KDekP&amp;pd_rd_r=56996aa5-7a1e-4b88-a0b3-b7273759b790&amp;pd_rd_i=B0748YFB2V&amp;th=1" xlink:type="simple">https://www.amazon.de/PE-HD-Zuschnitte-SCHWARZ-VERSCHIEDENE-Qualit%C3%A4t/dp/B0B2WBN1RR/ref=d_pd_sbs_sccl_2_1/259-7336599-5346123?pd_rd_w=llYf6&amp;content-id=amzn1.sym.6023e427-25bb-42e7-aaa9-a6e0a8bdcb7b&amp;pf_rd_p=6023e427-25bb-42e7-aaa9-a6e0a8bdcb7b&amp;pf_rd_r=FJ9M0XPCDJK90NWQK479&amp;pd_rd_wg=KDekP&amp;pd_rd_r=56996aa5-7a1e-4b88-a0b3-b7273759b790&amp;pd_rd_i=B0748YFB2V&amp;th=1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s://www.ebay.de/itm/164593867824?var=464145938777&amp;mkevt=1&amp;mkcid=1&amp;mkrid=707-53477-19255-0&amp;campid=5338338751&amp;toolid=10001&amp;customid=eb%3Ag%3Avms%3Aeb%3Ap%3A164593867824-464145938777%3BCjwKCAiA2L-dBhACEiwAu8Q9YCcjEtzROaBtwQa271FE-GJgM8Tuhm3TJhVzkkvHDuuF3caHLtRcIRoCNLEQAvD_BwE&amp;gclid=CjwKCAiA2L-dBhACEiwAu8Q9YCcjEtzROaBtwQa271FE-GJgM8Tuhm3TJhVzkkvHDuuF3caHLtRcIRoCNLEQAvD_BwE" xlink:type="simple">https://www.ebay.de/itm/164593867824?var=464145938777&amp;mkevt=1&amp;mkcid=1&amp;mkrid=707-53477-19255-0&amp;campid=5338338751&amp;toolid=10001&amp;customid=eb%3Ag%3Avms%3Aeb%3Ap%3A164593867824-464145938777%3BCjwKCAiA2L-dBhACEiwAu8Q9YCcjEtzROaBtwQa271FE-GJgM8Tuhm3TJhVzkkvHDuuF3caHLtRcIRoCNLEQAvD_BwE&amp;gclid=CjwKCAiA2L-dBhACEiwAu8Q9YCcjEtzROaBtwQa271FE-GJgM8Tuhm3TJhVzkkvHDuuF3caHLtRcIRoCNLEQAvD_BwE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s://github.com/alvarowolfx/ESP32QRCodeReader/blob/master/examples/wifi_http_webhook/wifi_http_webhook.ino" xlink:type="simple">https://github.com/alvarowolfx/ESP32QRCodeReader/blob/master/examples/wifi_http_webhook/wifi_http_webhook.ino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s://www.makeuseof.com/scanning-qr-codes-with-esp32-cam/" xlink:type="simple">https://www.makeuseof.com/scanning-qr-codes-with-esp32-cam/</text:a></text:p>
          </table:table-cell>
          <table:table-cell table:number-columns-repeated="3"/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1T15:06:22.281359446</meta:creation-date>
    <dc:date>2022-12-31T18:42:08.066459897</dc:date>
    <meta:editing-duration>PT14M2S</meta:editing-duration>
    <meta:editing-cycles>3</meta:editing-cycles>
    <meta:generator>LibreOffice/7.3.7.2$Linux_X86_64 LibreOffice_project/30$Build-2</meta:generator>
    <meta:document-statistic meta:table-count="1" meta:cell-count="41" meta:object-count="0"/>
  </office:meta>
</office:document-meta>
</file>